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_time=True)[:10]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19T14:24:58.707162277</dc:date>
    <meta:editing-duration>P6DT2H9M54S</meta:editing-duration>
    <meta:editing-cycles>81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69" meta:character-count="3213" meta:non-whitespace-character-count="2993"/>
    <meta:user-defined meta:name="Info 1"/>
    <meta:user-defined meta:name="Info 2"/>
    <meta:user-defined meta:name="Info 3"/>
    <meta:user-defined meta:name="Info 4"/>
  </office:meta>
</office:document-meta>
</file>